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symbol</text:p>
          </table:table-cell>
          <table:table-cell office:value-type="string">
            <text:p>prediction $</text:p>
          </table:table-cell>
          <table:table-cell office:value-type="string">
            <text:p>prediction %</text:p>
          </table:table-cell>
          <table:table-cell office:value-type="string">
            <text:p>last close</text:p>
          </table:table-cell>
          <table:table-cell table:style-name="Default" office:value-type="string">
            <text:p>pudDate</text:p>
          </table:table-cell>
          <table:table-cell table:style-name="Default" office:value-type="string">
            <text:p>pudTim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BCE</text:p>
          </table:table-cell>
          <table:table-cell office:value-type="float" office:value="-0.00922581650609">
            <text:p>-0,0092258165</text:p>
          </table:table-cell>
          <table:table-cell office:value-type="float" office:value="-0.0157544678083">
            <text:p>-0,0157544678</text:p>
          </table:table-cell>
          <table:table-cell office:value-type="float" office:value="58.560001">
            <text:p>58,560001</text:p>
          </table:table-cell>
          <table:table-cell office:value-type="date" office:date-value="2017-01-09">
            <text:p>2017-01-09</text:p>
          </table:table-cell>
          <table:table-cell office:value-type="string">
            <text:p>09:00:00</text:p>
          </table:table-cell>
          <table:table-cell office:value-type="string">
            <text:p>Are you ready for January 25? Join the conversation on Bell Let's Talk Day and help keep Canada's mental health moving forward!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106">
            <text:p>-1,06%</text:p>
          </table:table-cell>
        </table:table-row>
        <table:table-row table:style-name="ro1">
          <table:table-cell office:value-type="string">
            <text:p>SAP</text:p>
          </table:table-cell>
          <table:table-cell office:value-type="float" office:value="-0.756683265455">
            <text:p>-0,7566832655</text:p>
          </table:table-cell>
          <table:table-cell office:value-type="float" office:value="-1.63113447244">
            <text:p>-1,6311344724</text:p>
          </table:table-cell>
          <table:table-cell office:value-type="float" office:value="46.389999">
            <text:p>46,389999</text:p>
          </table:table-cell>
          <table:table-cell office:value-type="date" office:date-value="2017-01-09">
            <text:p>2017-01-09</text:p>
          </table:table-cell>
          <table:table-cell office:value-type="string">
            <text:p>08:26:07</text:p>
          </table:table-cell>
          <table:table-cell office:value-type="string">
            <text:p>Saputo, Inc. breached its 50 day moving average in a Bearish Manner : SAP-CA : January 9, 2017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103">
            <text:p>1,03%</text:p>
          </table:table-cell>
        </table:table-row>
        <table:table-row table:style-name="ro1">
          <table:table-cell office:value-type="string">
            <text:p>RKN</text:p>
          </table:table-cell>
          <table:table-cell office:value-type="float" office:value="0.062768250658">
            <text:p>0,0627682507</text:p>
          </table:table-cell>
          <table:table-cell office:value-type="float" office:value="3.99797774892">
            <text:p>3,9979777489</text:p>
          </table:table-cell>
          <table:table-cell office:value-type="float" office:value="1.57">
            <text:p>1,5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fo Tech Stocks DH Corp, Redknee Solutions, MacDonald Dettwiler and Associates, and Computer Modelling Group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064">
            <text:p>0,64%</text:p>
          </table:table-cell>
        </table:table-row>
        <table:table-row table:style-name="ro1">
          <table:table-cell office:value-type="string">
            <text:p>CNR</text:p>
          </table:table-cell>
          <table:table-cell office:value-type="float" office:value="0.278887424667">
            <text:p>0,2788874247</text:p>
          </table:table-cell>
          <table:table-cell office:value-type="float" office:value="0.304961655348">
            <text:p>0,3049616553</text:p>
          </table:table-cell>
          <table:table-cell office:value-type="float" office:value="91.449997">
            <text:p>91,449997</text:p>
          </table:table-cell>
          <table:table-cell office:value-type="date" office:date-value="2017-01-09">
            <text:p>2017-01-09</text:p>
          </table:table-cell>
          <table:table-cell office:value-type="string">
            <text:p>08:15:00</text:p>
          </table:table-cell>
          <table:table-cell office:value-type="string">
            <text:p>Research Reports Initiated on Industrials Stocks Waste Connections, Alexco Resource, TFI International, and Canadian National Railway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-0.005">
            <text:p>-0,50%</text:p>
          </table:table-cell>
        </table:table-row>
        <table:table-row table:style-name="ro1">
          <table:table-cell office:value-type="string">
            <text:p>MBA</text:p>
          </table:table-cell>
          <table:table-cell office:value-type="float" office:value="0.0413054895564">
            <text:p>0,0413054896</text:p>
          </table:table-cell>
          <table:table-cell office:value-type="float" office:value="6.77139173056">
            <text:p>6,7713917306</text:p>
          </table:table-cell>
          <table:table-cell office:value-type="float" office:value="0.61">
            <text:p>0,61</text:p>
          </table:table-cell>
          <table:table-cell office:value-type="date" office:date-value="2017-01-06">
            <text:p>2017-01-06</text:p>
          </table:table-cell>
          <table:table-cell office:value-type="string">
            <text:p>21:05:04</text:p>
          </table:table-cell>
          <table:table-cell office:value-type="string">
            <text:p>CIBT Reducing its Issued and Outstanding Shares for the 5th time in 4.5 Years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0.0328">
            <text:p>3,28%</text:p>
          </table:table-cell>
        </table:table-row>
        <table:table-row table:style-name="ro1">
          <table:table-cell office:value-type="string">
            <text:p>TRP</text:p>
          </table:table-cell>
          <table:table-cell office:value-type="float" office:value="-0.208560406321">
            <text:p>-0,2085604063</text:p>
          </table:table-cell>
          <table:table-cell office:value-type="float" office:value="-0.342745132581">
            <text:p>-0,3427451326</text:p>
          </table:table-cell>
          <table:table-cell office:value-type="float" office:value="60.849998">
            <text:p>60,849998</text:p>
          </table:table-cell>
          <table:table-cell office:value-type="date" office:date-value="2017-01-06">
            <text:p>2017-01-06</text:p>
          </table:table-cell>
          <table:table-cell office:value-type="string">
            <text:p>19:27:58</text:p>
          </table:table-cell>
          <table:table-cell office:value-type="string">
            <text:p>Pipeline Debt Rolls On for Canada Energy, Producers Wait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018">
            <text:p>0,18%</text:p>
          </table:table-cell>
        </table:table-row>
        <table:table-row table:style-name="ro1">
          <table:table-cell office:value-type="string">
            <text:p>NDM</text:p>
          </table:table-cell>
          <table:table-cell office:value-type="float" office:value="-0.070324400977">
            <text:p>-0,070324401</text:p>
          </table:table-cell>
          <table:table-cell office:value-type="float" office:value="-2.76867720382">
            <text:p>-2,7686772038</text:p>
          </table:table-cell>
          <table:table-cell office:value-type="float" office:value="2.54">
            <text:p>2,54</text:p>
          </table:table-cell>
          <table:table-cell office:value-type="date" office:date-value="2017-01-06">
            <text:p>2017-01-06</text:p>
          </table:table-cell>
          <table:table-cell office:value-type="string">
            <text:p>17:56:06</text:p>
          </table:table-cell>
          <table:table-cell office:value-type="string">
            <text:p>Gold and Silver Stocks Regain Their Luster, but Will It Last?</text:p>
          </table:table-cell>
          <table:table-cell office:value-type="string">
            <text:p>xxx</text:p>
          </table:table-cell>
          <table:table-cell office:value-type="string">
            <text:p>x</text:p>
          </table:table-cell>
          <table:table-cell table:style-name="ce3" office:value-type="percentage" office:value="0.0591">
            <text:p>5,91%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float" office:value="-0.14230130987">
            <text:p>-0,1423013099</text:p>
          </table:table-cell>
          <table:table-cell office:value-type="float" office:value="-0.185796210083">
            <text:p>-0,1857962101</text:p>
          </table:table-cell>
          <table:table-cell office:value-type="float" office:value="76.589996">
            <text:p>76,589996</text:p>
          </table:table-cell>
          <table:table-cell office:value-type="date" office:date-value="2017-01-06">
            <text:p>2017-01-06</text:p>
          </table:table-cell>
          <table:table-cell office:value-type="string">
            <text:p>16:25:10</text:p>
          </table:table-cell>
          <table:table-cell office:value-type="string">
            <text:p>Scotiabank Announces Plan to Buy Back Shares through Private Agreement</text:p>
          </table:table-cell>
          <table:table-cell office:value-type="string">
            <text:p>xxx</text:p>
          </table:table-cell>
          <table:table-cell office:value-type="string">
            <text:p>o</text:p>
          </table:table-cell>
          <table:table-cell table:style-name="ce3" office:value-type="percentage" office:value="-0.0031">
            <text:p>-0,31%</text:p>
          </table:table-cell>
        </table:table-row>
        <table:table-row table:style-name="ro1">
          <table:table-cell office:value-type="string">
            <text:p>ELD</text:p>
          </table:table-cell>
          <table:table-cell office:value-type="float" office:value="-0.189489640314">
            <text:p>-0,1894896403</text:p>
          </table:table-cell>
          <table:table-cell office:value-type="float" office:value="-3.97252914705">
            <text:p>-3,9725291471</text:p>
          </table:table-cell>
          <table:table-cell office:value-type="float" office:value="4.77">
            <text:p>4,77</text:p>
          </table:table-cell>
          <table:table-cell office:value-type="date" office:date-value="2017-01-06">
            <text:p>2017-01-06</text:p>
          </table:table-cell>
          <table:table-cell office:value-type="string">
            <text:p>15:41:02</text:p>
          </table:table-cell>
          <table:table-cell office:value-type="string">
            <text:p>Why Eldorado Gold Corporation Stock Outperformed Other Gold Miners In December</text:p>
          </table:table-cell>
          <table:table-cell table:number-columns-repeated="3"/>
        </table:table-row>
        <table:table-row table:style-name="ro1">
          <table:table-cell office:value-type="string">
            <text:p>SPB</text:p>
          </table:table-cell>
          <table:table-cell office:value-type="float" office:value="-0.0671667989811">
            <text:p>-0,067166799</text:p>
          </table:table-cell>
          <table:table-cell office:value-type="float" office:value="-0.519063361523">
            <text:p>-0,5190633615</text:p>
          </table:table-cell>
          <table:table-cell office:value-type="float" office:value="12.94">
            <text:p>12,94</text:p>
          </table:table-cell>
          <table:table-cell office:value-type="date" office:date-value="2017-01-06">
            <text:p>2017-01-06</text:p>
          </table:table-cell>
          <table:table-cell office:value-type="string">
            <text:p>14:05:07</text:p>
          </table:table-cell>
          <table:table-cell office:value-type="string">
            <text:p>Superior Plus Announces January 2017 Cash Dividend and Upcoming Events</text:p>
          </table:table-cell>
          <table:table-cell table:number-columns-repeated="3"/>
        </table:table-row>
        <table:table-row table:style-name="ro1">
          <table:table-cell office:value-type="string">
            <text:p>ABX</text:p>
          </table:table-cell>
          <table:table-cell office:value-type="float" office:value="-0.139821680517">
            <text:p>-0,1398216805</text:p>
          </table:table-cell>
          <table:table-cell office:value-type="float" office:value="-0.60739218296">
            <text:p>-0,607392183</text:p>
          </table:table-cell>
          <table:table-cell office:value-type="float" office:value="23.02">
            <text:p>23,02</text:p>
          </table:table-cell>
          <table:table-cell office:value-type="date" office:date-value="2017-01-06">
            <text:p>2017-01-06</text:p>
          </table:table-cell>
          <table:table-cell office:value-type="string">
            <text:p>11:52:40</text:p>
          </table:table-cell>
          <table:table-cell office:value-type="string">
            <text:p>Desjardins Capital Markets Picks Goldcorp for 2017</text:p>
          </table:table-cell>
          <table:table-cell table:number-columns-repeated="3"/>
        </table:table-row>
        <table:table-row table:style-name="ro1">
          <table:table-cell office:value-type="string">
            <text:p>IFP</text:p>
          </table:table-cell>
          <table:table-cell office:value-type="float" office:value="-0.433590311261">
            <text:p>-0,4335903113</text:p>
          </table:table-cell>
          <table:table-cell office:value-type="float" office:value="-3.00686762317">
            <text:p>-3,0068676232</text:p>
          </table:table-cell>
          <table:table-cell office:value-type="float" office:value="14.42">
            <text:p>14,42</text:p>
          </table:table-cell>
          <table:table-cell office:value-type="date" office:date-value="2017-01-06">
            <text:p>2017-01-06</text:p>
          </table:table-cell>
          <table:table-cell office:value-type="string">
            <text:p>11:40:05</text:p>
          </table:table-cell>
          <table:table-cell office:value-type="string">
            <text:p>U.S. makes early finding of injury from some softwood lumber from Canada</text:p>
          </table:table-cell>
          <table:table-cell table:number-columns-repeated="3"/>
        </table:table-row>
        <table:table-row table:style-name="ro1">
          <table:table-cell office:value-type="string">
            <text:p>POT</text:p>
          </table:table-cell>
          <table:table-cell office:value-type="float" office:value="-0.359139809481">
            <text:p>-0,3591398095</text:p>
          </table:table-cell>
          <table:table-cell office:value-type="float" office:value="-1.44639472203">
            <text:p>-1,446394722</text:p>
          </table:table-cell>
          <table:table-cell office:value-type="float" office:value="24.83">
            <text:p>24,83</text:p>
          </table:table-cell>
          <table:table-cell office:value-type="date" office:date-value="2017-01-06">
            <text:p>2017-01-06</text:p>
          </table:table-cell>
          <table:table-cell office:value-type="string">
            <text:p>11:35:07</text:p>
          </table:table-cell>
          <table:table-cell office:value-type="string">
            <text:p>Notice of PotashCorp Q4 &amp; Year-End Earnings Release and Conference Ca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-0.0804377259823">
            <text:p>-0,080437726</text:p>
          </table:table-cell>
          <table:table-cell office:value-type="float" office:value="-1.75628222669">
            <text:p>-1,7562822267</text:p>
          </table:table-cell>
          <table:table-cell office:value-type="float" office:value="4.58">
            <text:p>4,58</text:p>
          </table:table-cell>
          <table:table-cell office:value-type="date" office:date-value="2017-01-06">
            <text:p>2017-01-06</text:p>
          </table:table-cell>
          <table:table-cell office:value-type="string">
            <text:p>09:11:52</text:p>
          </table:table-cell>
          <table:table-cell office:value-type="string">
            <text:p>Kinross Gold Corp. breached its 50 day moving average in a Bullish Manner : K-CA : January 6, 2017</text:p>
          </table:table-cell>
          <table:table-cell table:number-columns-repeated="3"/>
        </table:table-row>
        <table:table-row table:style-name="ro1">
          <table:table-cell office:value-type="string">
            <text:p>RIC</text:p>
          </table:table-cell>
          <table:table-cell office:value-type="float" office:value="-0.321878589039">
            <text:p>-0,321878589</text:p>
          </table:table-cell>
          <table:table-cell office:value-type="float" office:value="-3.12807180796">
            <text:p>-3,128071808</text:p>
          </table:table-cell>
          <table:table-cell office:value-type="float" office:value="10.29">
            <text:p>10,29</text:p>
          </table:table-cell>
          <table:table-cell office:value-type="date" office:date-value="2017-01-06">
            <text:p>2017-01-06</text:p>
          </table:table-cell>
          <table:table-cell office:value-type="string">
            <text:p>09:03:21</text:p>
          </table:table-cell>
          <table:table-cell office:value-type="string">
            <text:p>Richmont Mines, Inc. breached its 50 day moving average in a Bullish Manner : RIC-CA : January 6, 2017</text:p>
          </table:table-cell>
          <table:table-cell table:number-columns-repeated="3"/>
        </table:table-row>
        <table:table-row table:style-name="ro1">
          <table:table-cell office:value-type="string">
            <text:p>DRT</text:p>
          </table:table-cell>
          <table:table-cell office:value-type="float" office:value="0.0498893273062">
            <text:p>0,0498893273</text:p>
          </table:table-cell>
          <table:table-cell office:value-type="float" office:value="0.803370810084">
            <text:p>0,8033708101</text:p>
          </table:table-cell>
          <table:table-cell office:value-type="float" office:value="6.21">
            <text:p>6,21</text:p>
          </table:table-cell>
          <table:table-cell office:value-type="date" office:date-value="2017-01-06">
            <text:p>2017-01-06</text:p>
          </table:table-cell>
          <table:table-cell office:value-type="string">
            <text:p>08:51:08</text:p>
          </table:table-cell>
          <table:table-cell office:value-type="string">
            <text:p>DIRTT Announces Normal Course Issuer Bid</text:p>
          </table:table-cell>
          <table:table-cell table:number-columns-repeated="3"/>
        </table:table-row>
        <table:table-row table:style-name="ro1">
          <table:table-cell office:value-type="string">
            <text:p>ECA</text:p>
          </table:table-cell>
          <table:table-cell office:value-type="float" office:value="-0.311101531355">
            <text:p>-0,3111015314</text:p>
          </table:table-cell>
          <table:table-cell office:value-type="float" office:value="-1.80662920686">
            <text:p>-1,8066292069</text:p>
          </table:table-cell>
          <table:table-cell office:value-type="float" office:value="17.219999">
            <text:p>17,219999</text:p>
          </table:table-cell>
          <table:table-cell office:value-type="date" office:date-value="2017-01-05">
            <text:p>2017-01-05</text:p>
          </table:table-cell>
          <table:table-cell office:value-type="string">
            <text:p>10:00:07</text:p>
          </table:table-cell>
          <table:table-cell office:value-type="string">
            <text:p>Encana Corp. Is Already Ahead of Schedule</text:p>
          </table:table-cell>
          <table:table-cell table:number-columns-repeated="3"/>
        </table:table-row>
        <table:table-row table:style-name="ro1">
          <table:table-cell office:value-type="string">
            <text:p>NA</text:p>
          </table:table-cell>
          <table:table-cell office:value-type="float" office:value="0.116373949149">
            <text:p>0,1163739491</text:p>
          </table:table-cell>
          <table:table-cell office:value-type="float" office:value="0.210175097075">
            <text:p>0,2101750971</text:p>
          </table:table-cell>
          <table:table-cell office:value-type="float" office:value="55.369999">
            <text:p>55,369999</text:p>
          </table:table-cell>
          <table:table-cell office:value-type="date" office:date-value="2017-01-05">
            <text:p>2017-01-05</text:p>
          </table:table-cell>
          <table:table-cell office:value-type="string">
            <text:p>10:00:00</text:p>
          </table:table-cell>
          <table:table-cell office:value-type="string">
            <text:p>Louis Vachon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XCT</text:p>
          </table:table-cell>
          <table:table-cell office:value-type="float" office:value="-0.0778442248757">
            <text:p>-0,0778442249</text:p>
          </table:table-cell>
          <table:table-cell office:value-type="float" office:value="-3.63758060167">
            <text:p>-3,6375806017</text:p>
          </table:table-cell>
          <table:table-cell office:value-type="float" office:value="2.14">
            <text:p>2,14</text:p>
          </table:table-cell>
          <table:table-cell office:value-type="date" office:date-value="2017-01-05">
            <text:p>2017-01-05</text:p>
          </table:table-cell>
          <table:table-cell office:value-type="string">
            <text:p>08:30:00</text:p>
          </table:table-cell>
          <table:table-cell office:value-type="string">
            <text:p>exactEarth to Announce Fiscal 2016 Financial Results</text:p>
          </table:table-cell>
          <table:table-cell table:number-columns-repeated="3"/>
        </table:table-row>
        <table:table-row table:style-name="ro1">
          <table:table-cell office:value-type="string">
            <text:p>APS</text:p>
          </table:table-cell>
          <table:table-cell office:value-type="float" office:value="-0.139232076846">
            <text:p>-0,1392320768</text:p>
          </table:table-cell>
          <table:table-cell office:value-type="float" office:value="-8.04809692749">
            <text:p>-8,0480969275</text:p>
          </table:table-cell>
          <table:table-cell office:value-type="float" office:value="1.73">
            <text:p>1,73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Aptose Biosciences to Present at Biotech Showcase 2017 Conference</text:p>
          </table:table-cell>
          <table:table-cell table:number-columns-repeated="3"/>
        </table:table-row>
        <table:table-row table:style-name="ro1">
          <table:table-cell office:value-type="string">
            <text:p>MFC</text:p>
          </table:table-cell>
          <table:table-cell office:value-type="float" office:value="-0.050004539471">
            <text:p>-0,0500045395</text:p>
          </table:table-cell>
          <table:table-cell office:value-type="float" office:value="-0.205357451626">
            <text:p>-0,2053574516</text:p>
          </table:table-cell>
          <table:table-cell office:value-type="float" office:value="24.35">
            <text:p>24,35</text:p>
          </table:table-cell>
          <table:table-cell office:value-type="date" office:date-value="2017-01-05">
            <text:p>2017-01-05</text:p>
          </table:table-cell>
          <table:table-cell office:value-type="string">
            <text:p>08:00:00</text:p>
          </table:table-cell>
          <table:table-cell office:value-type="string">
            <text:p>John Hancock Investments' ETFs now available on E*TRADE's Commission-Free ETF platform</text:p>
          </table:table-cell>
          <table:table-cell table:number-columns-repeated="3"/>
        </table:table-row>
        <table:table-row table:style-name="ro1">
          <table:table-cell office:value-type="string">
            <text:p>POW</text:p>
          </table:table-cell>
          <table:table-cell office:value-type="float" office:value="0.0524269935685">
            <text:p>0,0524269936</text:p>
          </table:table-cell>
          <table:table-cell office:value-type="float" office:value="0.172287195427">
            <text:p>0,1722871954</text:p>
          </table:table-cell>
          <table:table-cell office:value-type="float" office:value="30.43">
            <text:p>30,43</text:p>
          </table:table-cell>
          <table:table-cell office:value-type="date" office:date-value="2017-01-05">
            <text:p>2017-01-05</text:p>
          </table:table-cell>
          <table:table-cell office:value-type="string">
            <text:p>07:30:00</text:p>
          </table:table-cell>
          <table:table-cell office:value-type="string">
            <text:p>Power Corporation acquires an additional 3.9% interest in China Asset Management Co., Ltd.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office:value-type="float" office:value="0.138783740973">
            <text:p>0,138783741</text:p>
          </table:table-cell>
          <table:table-cell office:value-type="float" office:value="0.124291363068">
            <text:p>0,1242913631</text:p>
          </table:table-cell>
          <table:table-cell office:value-type="float" office:value="111.660004">
            <text:p>111,660004</text:p>
          </table:table-cell>
          <table:table-cell office:value-type="date" office:date-value="2017-01-05">
            <text:p>2017-01-05</text:p>
          </table:table-cell>
          <table:table-cell office:value-type="string">
            <text:p>07:00:00</text:p>
          </table:table-cell>
          <table:table-cell office:value-type="string">
            <text:p>Value of Canadian equity issues hits record high in 2016</text:p>
          </table:table-cell>
          <table:table-cell table:number-columns-repeated="3"/>
        </table:table-row>
        <table:table-row table:style-name="ro1">
          <table:table-cell office:value-type="string">
            <text:p>XTC</text:p>
          </table:table-cell>
          <table:table-cell office:value-type="float" office:value="0.0258728421847">
            <text:p>0,0258728422</text:p>
          </table:table-cell>
          <table:table-cell office:value-type="float" office:value="0.238899743165">
            <text:p>0,2388997432</text:p>
          </table:table-cell>
          <table:table-cell office:value-type="float" office:value="10.83">
            <text:p>10,83</text:p>
          </table:table-cell>
          <table:table-cell office:value-type="date" office:date-value="2017-01-04">
            <text:p>2017-01-04</text:p>
          </table:table-cell>
          <table:table-cell office:value-type="string">
            <text:p>19:04:09</text:p>
          </table:table-cell>
          <table:table-cell office:value-type="string">
            <text:p>Exco Technologies Limited - Annual General Meeting and Announcement of First Quarter Results on February 1, 2017</text:p>
          </table:table-cell>
          <table:table-cell table:number-columns-repeated="3"/>
        </table:table-row>
        <table:table-row table:style-name="ro1">
          <table:table-cell office:value-type="string">
            <text:p>MCB</text:p>
          </table:table-cell>
          <table:table-cell office:value-type="float" office:value="0.0771048414656">
            <text:p>0,0771048415</text:p>
          </table:table-cell>
          <table:table-cell office:value-type="float" office:value="4.01587715966">
            <text:p>4,0158771597</text:p>
          </table:table-cell>
          <table:table-cell office:value-type="float" office:value="1.92">
            <text:p>1,92</text:p>
          </table:table-cell>
          <table:table-cell office:value-type="date" office:date-value="2017-01-04">
            <text:p>2017-01-04</text:p>
          </table:table-cell>
          <table:table-cell office:value-type="string">
            <text:p>11:13:12</text:p>
          </table:table-cell>
          <table:table-cell office:value-type="string">
            <text:p>McCoy Global Inc. Announces Strategic Asset Acquisition of 3PS Inc.</text:p>
          </table:table-cell>
          <table:table-cell table:number-columns-repeated="3"/>
        </table:table-row>
        <table:table-row table:style-name="ro1">
          <table:table-cell office:value-type="string">
            <text:p>LB</text:p>
          </table:table-cell>
          <table:table-cell office:value-type="float" office:value="0.469806369204">
            <text:p>0,4698063692</text:p>
          </table:table-cell>
          <table:table-cell office:value-type="float" office:value="0.805704615241">
            <text:p>0,8057046152</text:p>
          </table:table-cell>
          <table:table-cell office:value-type="float" office:value="58.310001">
            <text:p>58,310001</text:p>
          </table:table-cell>
          <table:table-cell office:value-type="date" office:date-value="2017-01-04">
            <text:p>2017-01-04</text:p>
          </table:table-cell>
          <table:table-cell office:value-type="string">
            <text:p>10:00:00</text:p>
          </table:table-cell>
          <table:table-cell office:value-type="string">
            <text:p>Stéphane Therrien, Executive Vice President at Laurentian Bank, to Speak at the RBC Capital Markets Canadian Bank CEO Conference</text:p>
          </table:table-cell>
          <table:table-cell table:number-columns-repeated="3"/>
        </table:table-row>
        <table:table-row table:style-name="ro1">
          <table:table-cell office:value-type="string">
            <text:p>PNT</text:p>
          </table:table-cell>
          <table:table-cell office:value-type="float" office:value="0.0236789426127">
            <text:p>0,0236789426</text:p>
          </table:table-cell>
          <table:table-cell office:value-type="float" office:value="0.41835587655">
            <text:p>0,4183558766</text:p>
          </table:table-cell>
          <table:table-cell office:value-type="float" office:value="5.66">
            <text:p>5,66</text:p>
          </table:table-cell>
          <table:table-cell office:value-type="date" office:date-value="2017-01-04">
            <text:p>2017-01-04</text:p>
          </table:table-cell>
          <table:table-cell office:value-type="string">
            <text:p>09:26:13</text:p>
          </table:table-cell>
          <table:table-cell office:value-type="string">
            <text:p>CPI Card Group, Inc. breached its 50 day moving average in a Bullish Manner : PNT-CA : January 4, 2017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office:value-type="float" office:value="0.31132837896">
            <text:p>0,311328379</text:p>
          </table:table-cell>
          <table:table-cell office:value-type="float" office:value="0.473986964186">
            <text:p>0,4739869642</text:p>
          </table:table-cell>
          <table:table-cell office:value-type="float" office:value="65.682899">
            <text:p>65,682899</text:p>
          </table:table-cell>
          <table:table-cell office:value-type="date" office:date-value="2017-01-03">
            <text:p>2017-01-03</text:p>
          </table:table-cell>
          <table:table-cell office:value-type="string">
            <text:p>11:00:00</text:p>
          </table:table-cell>
          <table:table-cell office:value-type="string">
            <text:p>MEDIA ADVISORY - TD Bank Group Executive to Present at the RBC Capital Markets Bank CEO Conference</text:p>
          </table:table-cell>
          <table:table-cell table:number-columns-repeated="3"/>
        </table:table-row>
        <table:table-row table:style-name="ro1">
          <table:table-cell office:value-type="string">
            <text:p>GAS</text:p>
          </table:table-cell>
          <table:table-cell office:value-type="float" office:value="0.151608756038">
            <text:p>0,151608756</text:p>
          </table:table-cell>
          <table:table-cell office:value-type="float" office:value="1.25607917181">
            <text:p>1,2560791718</text:p>
          </table:table-cell>
          <table:table-cell office:value-type="float" office:value="12.07">
            <text:p>12,07</text:p>
          </table:table-cell>
          <table:table-cell office:value-type="date" office:date-value="2016-12-30">
            <text:p>2016-12-30</text:p>
          </table:table-cell>
          <table:table-cell office:value-type="string">
            <text:p>19:21:00</text:p>
          </table:table-cell>
          <table:table-cell office:value-type="string">
            <text:p>Auspice Capital Advisors Confirms 2016 Annual Non-Cash Distribution for GAS</text:p>
          </table:table-cell>
          <table:table-cell table:number-columns-repeated="3"/>
        </table:table-row>
        <table:table-row table:style-name="ro1">
          <table:table-cell office:value-type="string">
            <text:p>ITC</text:p>
          </table:table-cell>
          <table:table-cell office:value-type="float" office:value="0.595898012864">
            <text:p>0,5958980129</text:p>
          </table:table-cell>
          <table:table-cell office:value-type="float" office:value="27.5878709659">
            <text:p>27,5878709659</text:p>
          </table:table-cell>
          <table:table-cell office:value-type="float" office:value="2.16">
            <text:p>2,16</text:p>
          </table:table-cell>
          <table:table-cell office:value-type="date" office:date-value="2016-12-30">
            <text:p>2016-12-30</text:p>
          </table:table-cell>
          <table:table-cell office:value-type="string">
            <text:p>16:59:44</text:p>
          </table:table-cell>
          <table:table-cell office:value-type="string">
            <text:p>Intrinsyc Technologies Introduces Next Generation System on Module based on Qualcomm Snapdragon 820 Processor</text:p>
          </table:table-cell>
          <table:table-cell table:number-columns-repeated="3"/>
        </table:table-row>
        <table:table-row table:style-name="ro1">
          <table:table-cell office:value-type="string">
            <text:p>BTO</text:p>
          </table:table-cell>
          <table:table-cell office:value-type="float" office:value="-0.250795878577">
            <text:p>-0,2507958786</text:p>
          </table:table-cell>
          <table:table-cell office:value-type="float" office:value="-7.35471784682">
            <text:p>-7,3547178468</text:p>
          </table:table-cell>
          <table:table-cell office:value-type="float" office:value="3.41">
            <text:p>3,41</text:p>
          </table:table-cell>
          <table:table-cell office:value-type="date" office:date-value="2016-12-30">
            <text:p>2016-12-30</text:p>
          </table:table-cell>
          <table:table-cell office:value-type="string">
            <text:p>08:47:48</text:p>
          </table:table-cell>
          <table:table-cell office:value-type="string">
            <text:p>B2Gold Corp. breached its 50 day moving average in a Bullish Manner : BTO-CA : December 30, 2016</text:p>
          </table:table-cell>
          <table:table-cell table:number-columns-repeated="3"/>
        </table:table-row>
        <table:table-row table:style-name="ro1">
          <table:table-cell office:value-type="string">
            <text:p>TCN</text:p>
          </table:table-cell>
          <table:table-cell office:value-type="float" office:value="0.0235222396007">
            <text:p>0,0235222396</text:p>
          </table:table-cell>
          <table:table-cell office:value-type="float" office:value="0.251574755088">
            <text:p>0,2515747551</text:p>
          </table:table-cell>
          <table:table-cell office:value-type="float" office:value="9.35">
            <text:p>9,35</text:p>
          </table:table-cell>
          <table:table-cell office:value-type="date" office:date-value="2016-12-29">
            <text:p>2016-12-29</text:p>
          </table:table-cell>
          <table:table-cell office:value-type="string">
            <text:p>12:10:13</text:p>
          </table:table-cell>
          <table:table-cell office:value-type="string">
            <text:p>Tricon Capital Group, Inc. : TCN-CA: Dividend Analysis : December 31st, 2016 (record date) : By the numbers : December 29, 2016</text:p>
          </table:table-cell>
          <table:table-cell table:number-columns-repeated="3"/>
        </table:table-row>
        <table:table-row table:style-name="ro1">
          <table:table-cell office:value-type="string">
            <text:p>BTE</text:p>
          </table:table-cell>
          <table:table-cell office:value-type="float" office:value="-0.444298736155">
            <text:p>-0,4442987362</text:p>
          </table:table-cell>
          <table:table-cell office:value-type="float" office:value="-6.81439779379">
            <text:p>-6,8143977938</text:p>
          </table:table-cell>
          <table:table-cell office:value-type="float" office:value="6.52">
            <text:p>6,52</text:p>
          </table:table-cell>
          <table:table-cell office:value-type="date" office:date-value="2016-12-27">
            <text:p>2016-12-27</text:p>
          </table:table-cell>
          <table:table-cell office:value-type="string">
            <text:p>12:36:22</text:p>
          </table:table-cell>
          <table:table-cell office:value-type="string">
            <text:p>ETFs with exposure to Baytex Energy Corp. : December 27, 2016</text:p>
          </table:table-cell>
          <table:table-cell table:number-columns-repeated="3"/>
        </table:table-row>
        <table:table-row table:style-name="ro1">
          <table:table-cell office:value-type="string">
            <text:p>NVC</text:p>
          </table:table-cell>
          <table:table-cell office:value-type="float" office:value="0.389645125154">
            <text:p>0,3896451252</text:p>
          </table:table-cell>
          <table:table-cell office:value-type="float" office:value="17.4728755674">
            <text:p>17,4728755674</text:p>
          </table:table-cell>
          <table:table-cell office:value-type="float" office:value="2.23">
            <text:p>2,23</text:p>
          </table:table-cell>
          <table:table-cell office:value-type="date" office:date-value="2016-12-23">
            <text:p>2016-12-23</text:p>
          </table:table-cell>
          <table:table-cell office:value-type="string">
            <text:p>12:47:00</text:p>
          </table:table-cell>
          <table:table-cell office:value-type="string">
            <text:p>IIROC Trade Resumption - NVC</text:p>
          </table:table-cell>
          <table:table-cell table:number-columns-repeated="3"/>
        </table:table-row>
        <table:table-row table:style-name="ro1">
          <table:table-cell office:value-type="string">
            <text:p>RFP</text:p>
          </table:table-cell>
          <table:table-cell office:value-type="float" office:value="0.64640268657">
            <text:p>0,6464026866</text:p>
          </table:table-cell>
          <table:table-cell office:value-type="float" office:value="9.88383312798">
            <text:p>9,883833128</text:p>
          </table:table-cell>
          <table:table-cell office:value-type="float" office:value="6.54">
            <text:p>6,54</text:p>
          </table:table-cell>
          <table:table-cell office:value-type="date" office:date-value="2016-12-23">
            <text:p>2016-12-23</text:p>
          </table:table-cell>
          <table:table-cell office:value-type="string">
            <text:p>09:40:00</text:p>
          </table:table-cell>
          <table:table-cell office:value-type="string">
            <text:p>Resolute Forest Products, Inc. – Value Analysis (TORONTO:RFP) : December 23, 2016</text:p>
          </table:table-cell>
          <table:table-cell table:number-columns-repeated="3"/>
        </table:table-row>
        <table:table-row table:style-name="ro1">
          <table:table-cell office:value-type="string">
            <text:p>BYL</text:p>
          </table:table-cell>
          <table:table-cell office:value-type="float" office:value="-0.0609727492977">
            <text:p>-0,0609727493</text:p>
          </table:table-cell>
          <table:table-cell office:value-type="float" office:value="-2.97428045355">
            <text:p>-2,9742804536</text:p>
          </table:table-cell>
          <table:table-cell office:value-type="float" office:value="2.05">
            <text:p>2,05</text:p>
          </table:table-cell>
          <table:table-cell office:value-type="date" office:date-value="2016-12-22">
            <text:p>2016-12-22</text:p>
          </table:table-cell>
          <table:table-cell office:value-type="string">
            <text:p>09:35:00</text:p>
          </table:table-cell>
          <table:table-cell office:value-type="string">
            <text:p>Baylin Technologies closes public offering of common shares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0.0344583363387">
            <text:p>0,0344583363</text:p>
          </table:table-cell>
          <table:table-cell office:value-type="float" office:value="2.31264002273">
            <text:p>2,3126400227</text:p>
          </table:table-cell>
          <table:table-cell office:value-type="float" office:value="1.49">
            <text:p>1,49</text:p>
          </table:table-cell>
          <table:table-cell office:value-type="date" office:date-value="2016-12-15">
            <text:p>2016-12-15</text:p>
          </table:table-cell>
          <table:table-cell office:value-type="string">
            <text:p>12:00:03</text:p>
          </table:table-cell>
          <table:table-cell office:value-type="string">
            <text:p>Sherritt Announces Appointment of Andrew Snowden as Chief Financial Officer</text:p>
          </table:table-cell>
          <table:table-cell table:number-columns-repeated="3"/>
        </table:table-row>
        <table:table-row table:style-name="ro1">
          <table:table-cell office:value-type="string">
            <text:p>SFD</text:p>
          </table:table-cell>
          <table:table-cell office:value-type="float" office:value="-0.0474096114403">
            <text:p>-0,0474096114</text:p>
          </table:table-cell>
          <table:table-cell office:value-type="float" office:value="-3.20335212434">
            <text:p>-3,2033521243</text:p>
          </table:table-cell>
          <table:table-cell office:value-type="float" office:value="1.48">
            <text:p>1,48</text:p>
          </table:table-cell>
          <table:table-cell office:value-type="date" office:date-value="2016-12-14">
            <text:p>2016-12-14</text:p>
          </table:table-cell>
          <table:table-cell office:value-type="string">
            <text:p>09:00:00</text:p>
          </table:table-cell>
          <table:table-cell office:value-type="string">
            <text:p>NXT Energy Solutions Inc. Announces Resignation of Director and Purchase of Company Stock by Two Directors</text:p>
          </table:table-cell>
          <table:table-cell table:number-columns-repeated="3"/>
        </table:table-row>
        <table:table-row table:style-name="ro1">
          <table:table-cell office:value-type="string">
            <text:p>SMT</text:p>
          </table:table-cell>
          <table:table-cell office:value-type="float" office:value="-0.104490874142">
            <text:p>-0,1044908741</text:p>
          </table:table-cell>
          <table:table-cell office:value-type="float" office:value="-5.09711581178">
            <text:p>-5,0971158118</text:p>
          </table:table-cell>
          <table:table-cell office:value-type="float" office:value="2.05">
            <text:p>2,05</text:p>
          </table:table-cell>
          <table:table-cell office:value-type="date" office:date-value="2016-12-09">
            <text:p>2016-12-09</text:p>
          </table:table-cell>
          <table:table-cell office:value-type="string">
            <text:p>08:14:25</text:p>
          </table:table-cell>
          <table:table-cell office:value-type="string">
            <text:p>Sierra Metals, Inc. :SMT-CA: Earnings Analysis: Q3, 2016 By the Numbers : December 9, 2016</text:p>
          </table:table-cell>
          <table:table-cell table:number-columns-repeated="3"/>
        </table:table-row>
        <table:table-row table:style-name="ro1">
          <table:table-cell office:value-type="string">
            <text:p>TR</text:p>
          </table:table-cell>
          <table:table-cell office:value-type="float" office:value="0.6412368334">
            <text:p>0,6412368334</text:p>
          </table:table-cell>
          <table:table-cell office:value-type="float" office:value="7.20490824045">
            <text:p>7,2049082405</text:p>
          </table:table-cell>
          <table:table-cell office:value-type="float" office:value="8.9">
            <text:p>8,9</text:p>
          </table:table-cell>
          <table:table-cell office:value-type="date" office:date-value="2016-12-05">
            <text:p>2016-12-05</text:p>
          </table:table-cell>
          <table:table-cell office:value-type="string">
            <text:p>11:40:21</text:p>
          </table:table-cell>
          <table:table-cell office:value-type="string">
            <text:p>Trillium Therapeutics, Inc. :TR-CA: Earnings Analysis: Q3, 2016 By the Numbers : December 5, 2016</text:p>
          </table:table-cell>
          <table:table-cell table:number-columns-repeated="3"/>
        </table:table-row>
        <table:table-row table:style-name="ro1">
          <table:table-cell office:value-type="string">
            <text:p>VFF</text:p>
          </table:table-cell>
          <table:table-cell office:value-type="float" office:value="-0.0496762982984">
            <text:p>-0,0496762983</text:p>
          </table:table-cell>
          <table:table-cell office:value-type="float" office:value="-3.67972579988">
            <text:p>-3,6797257999</text:p>
          </table:table-cell>
          <table:table-cell office:value-type="float" office:value="1.35">
            <text:p>1,35</text:p>
          </table:table-cell>
          <table:table-cell office:value-type="date" office:date-value="2016-11-30">
            <text:p>2016-11-30</text:p>
          </table:table-cell>
          <table:table-cell office:value-type="string">
            <text:p>10:04:33</text:p>
          </table:table-cell>
          <table:table-cell office:value-type="string">
            <text:p>Village Farms International, Inc. :VFF-CA: Earnings Analysis: Q3, 2016 By the Numbers : November 30, 2016</text:p>
          </table:table-cell>
          <table:table-cell table:number-columns-repeated="3"/>
        </table:table-row>
        <table:table-row table:style-name="ro1">
          <table:table-cell office:value-type="string">
            <text:p>GEO</text:p>
          </table:table-cell>
          <table:table-cell office:value-type="float" office:value="-0.0419470161872">
            <text:p>-0,0419470162</text:p>
          </table:table-cell>
          <table:table-cell office:value-type="float" office:value="-1.67788064749">
            <text:p>-1,6778806475</text:p>
          </table:table-cell>
          <table:table-cell office:value-type="float" office:value="2.5">
            <text:p>2,5</text:p>
          </table:table-cell>
          <table:table-cell office:value-type="date" office:date-value="2016-11-29">
            <text:p>2016-11-29</text:p>
          </table:table-cell>
          <table:table-cell office:value-type="string">
            <text:p>10:12:58</text:p>
          </table:table-cell>
          <table:table-cell office:value-type="string">
            <text:p>Geodrill Ltd. :GEO-CA: Earnings Analysis: Q3, 2016 By the Numbers : November 29, 2016</text:p>
          </table:table-cell>
          <table:table-cell table:number-columns-repeated="3"/>
        </table:table-row>
        <table:table-row table:style-name="ro1">
          <table:table-cell office:value-type="string">
            <text:p>TMB</text:p>
          </table:table-cell>
          <table:table-cell office:value-type="float" office:value="0.0305960441173">
            <text:p>0,0305960441</text:p>
          </table:table-cell>
          <table:table-cell office:value-type="float" office:value="1.92427950423">
            <text:p>1,9242795042</text:p>
          </table:table-cell>
          <table:table-cell office:value-type="float" office:value="1.59">
            <text:p>1,59</text:p>
          </table:table-cell>
          <table:table-cell office:value-type="date" office:date-value="2016-11-28">
            <text:p>2016-11-28</text:p>
          </table:table-cell>
          <table:table-cell office:value-type="string">
            <text:p>11:02:58</text:p>
          </table:table-cell>
          <table:table-cell office:value-type="string">
            <text:p>Tembec, Inc. :TMB-CA: Earnings Analysis: Q4, 2016 By the Numbers : November 28, 2016</text:p>
          </table:table-cell>
          <table:table-cell table:number-columns-repeated="3"/>
        </table:table-row>
        <table:table-row table:style-name="ro1">
          <table:table-cell office:value-type="string">
            <text:p>ECN</text:p>
          </table:table-cell>
          <table:table-cell office:value-type="float" office:value="-0.0291548335759">
            <text:p>-0,0291548336</text:p>
          </table:table-cell>
          <table:table-cell office:value-type="float" office:value="-0.943483344728">
            <text:p>-0,9434833447</text:p>
          </table:table-cell>
          <table:table-cell office:value-type="float" office:value="3.090127">
            <text:p>3,090127</text:p>
          </table:table-cell>
          <table:table-cell office:value-type="date" office:date-value="2016-11-23">
            <text:p>2016-11-23</text:p>
          </table:table-cell>
          <table:table-cell office:value-type="string">
            <text:p>10:32:30</text:p>
          </table:table-cell>
          <table:table-cell office:value-type="string">
            <text:p>ECN Capital to Raise $100,000,000 through Preferred Share Offering</text:p>
          </table:table-cell>
          <table:table-cell table:number-columns-repeated="3"/>
        </table:table-row>
        <table:table-row table:style-name="ro1">
          <table:table-cell office:value-type="string">
            <text:p>EOX</text:p>
          </table:table-cell>
          <table:table-cell office:value-type="float" office:value="-0.153597755869">
            <text:p>-0,1535977559</text:p>
          </table:table-cell>
          <table:table-cell office:value-type="float" office:value="-21.0407884752">
            <text:p>-21,0407884752</text:p>
          </table:table-cell>
          <table:table-cell office:value-type="float" office:value="0.73">
            <text:p>0,73</text:p>
          </table:table-cell>
          <table:table-cell office:value-type="date" office:date-value="2016-11-14">
            <text:p>2016-11-14</text:p>
          </table:table-cell>
          <table:table-cell office:value-type="string">
            <text:p>17:46:00</text:p>
          </table:table-cell>
          <table:table-cell office:value-type="string">
            <text:p>Euromax Files Preliminary Short Form Prospectus</text:p>
          </table:table-cell>
          <table:table-cell table:number-columns-repeated="3"/>
        </table:table-row>
        <table:table-row table:style-name="ro1">
          <table:table-cell office:value-type="string">
            <text:p>YCM</text:p>
          </table:table-cell>
          <table:table-cell office:value-type="float" office:value="0.00345471263788">
            <text:p>0,0034547126</text:p>
          </table:table-cell>
          <table:table-cell office:value-type="float" office:value="0.345471263788">
            <text:p>0,3454712638</text:p>
          </table:table-cell>
          <table:table-cell office:value-type="float" office:value="1">
            <text:p>1</text:p>
          </table:table-cell>
          <table:table-cell office:value-type="date" office:date-value="2016-10-19">
            <text:p>2016-10-19</text:p>
          </table:table-cell>
          <table:table-cell office:value-type="string">
            <text:p>09:00:00</text:p>
          </table:table-cell>
          <table:table-cell office:value-type="string">
            <text:p>Commerce Split: Monthly Dividend Declared for Class I and Class II Preferred Shares</text:p>
          </table:table-cell>
          <table:table-cell table:number-columns-repeated="3"/>
        </table:table-row>
        <table:table-row table:style-name="ro1">
          <table:table-cell office:value-type="string">
            <text:p>GCL</text:p>
          </table:table-cell>
          <table:table-cell office:value-type="float" office:value="-0.0813400150489">
            <text:p>-0,081340015</text:p>
          </table:table-cell>
          <table:table-cell office:value-type="float" office:value="-9.13932753359">
            <text:p>-9,1393275336</text:p>
          </table:table-cell>
          <table:table-cell office:value-type="float" office:value="0.89">
            <text:p>0,89</text:p>
          </table:table-cell>
          <table:table-cell office:value-type="date" office:date-value="2016-10-13">
            <text:p>2016-10-13</text:p>
          </table:table-cell>
          <table:table-cell office:value-type="string">
            <text:p>16:37:00</text:p>
          </table:table-cell>
          <table:table-cell office:value-type="string">
            <text:p>The Article 6 Marital Trust Created Under The Jerry Zucker Revocable Trust and Z-Holdings North ULC Purchase Shares of Colabor Group Inc.</text:p>
          </table:table-cell>
          <table:table-cell table:number-columns-repeated="3"/>
        </table:table-row>
        <table:table-row table:style-name="ro1">
          <table:table-cell office:value-type="string">
            <text:p>FTU</text:p>
          </table:table-cell>
          <table:table-cell office:value-type="float" office:value="-0.0131655379719">
            <text:p>-0,013165538</text:p>
          </table:table-cell>
          <table:table-cell office:value-type="float" office:value="-4.7019778471">
            <text:p>-4,7019778471</text:p>
          </table:table-cell>
          <table:table-cell office:value-type="float" office:value="0.28">
            <text:p>0,28</text:p>
          </table:table-cell>
          <table:table-cell office:value-type="date" office:date-value="2016-07-28">
            <text:p>2016-07-28</text:p>
          </table:table-cell>
          <table:table-cell office:value-type="string">
            <text:p>16:24:32</text:p>
          </table:table-cell>
          <table:table-cell office:value-type="string">
            <text:p>US Financial 15 Split Corp.: Financial Results to May 31, 201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G49">
          <table:sort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9T23:24:14.95</dc:date>
    <meta:generator>LibreOffice/3.5$Windows_x86 LibreOffice_project/7e68ba2-a744ebf-1f241b7-c506db1-7d53735</meta:generator>
    <meta:editing-duration>P0D</meta:editing-duration>
    <meta:editing-cycles>1</meta:editing-cycles>
    <meta:document-statistic meta:table-count="1" meta:cell-count="367" meta:object-count="0"/>
  </office:meta>
</office:document-meta>
</file>